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.75cm" fo:min-width="14.5cm" draw:shadow="visible" loext:decorative="fals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2.75cm" fo:min-width="17.5cm" draw:shadow="visibl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Blue_5f_Curve1-title">
      <style:graphic-properties fo:min-height="1.328cm" loext:decorative="false"/>
      <style:paragraph-properties style:writing-mode="lr-tb"/>
    </style:style>
    <style:style style:name="pr8" style:family="presentation" style:parent-style-name="Blue_5f_Curve1-outline1">
      <style:graphic-properties fo:min-height="10.001cm" draw:shadow="visible" loext:decorative="false"/>
      <style:paragraph-properties style:writing-mode="lr-tb"/>
    </style:style>
    <style:style style:name="pr9" style:family="presentation" style:parent-style-name="Blue_5f_Curve1-subtitle">
      <style:graphic-properties draw:fill-color="#ffffff" draw:auto-grow-height="true" fo:min-height="10cm" loext:decorative="false"/>
      <style:paragraph-properties style:writing-mode="lr-tb"/>
    </style:style>
    <style:style style:name="pr10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11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2" style:family="presentation" style:parent-style-name="Blue_5f_Curve1_5f_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left="0cm" fo:margin-right="0cm" fo:margin-top="0.3cm" fo:margin-bottom="0cm" fo:text-indent="0cm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ffffff" loext:opacity="100%" style:font-name="Noto Sans Mono" fo:background-color="#000000"/>
    </style:style>
    <style:style style:name="T5" style:family="text">
      <style:text-properties fo:color="#000000" loext:opacity="100%" style:font-name="Liberation Sans" fo:background-color="transparent"/>
    </style:style>
    <style:style style:name="T6" style:family="text">
      <style:text-properties fo:color="#000000" loext:opacity="100%" style:font-name="Liberation Sans" fo:font-style="italic" fo:background-color="transparent" style:font-style-asian="italic" style:font-style-complex="italic"/>
    </style:style>
    <style:style style:name="T7" style:family="text">
      <style:text-properties fo:color="#000000" loext:opacity="100%" style:font-name="Liberation Sans" fo:font-style="normal" fo:background-color="transparent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urso Preparatório para ED</presentation:footer-decl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cm" svg:height="3cm" svg:x="1.5cm" svg:y="5cm" presentation:class="title" presentation:user-transformed="true">
          <draw:text-box>
            <text:p><text:span text:style-name="T1">Mak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Antes disso: Exercício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Se você usa Windows</text:p>
                <text:list>
                  <text:list-item>
                    <text:p>Instale o WSL2 de acordo com o vídeo publicado</text:p>
                  </text:list-item>
                  <text:list-item>
                    <text:p>A partir daí, você pode “fingir” que usa Ubuntu</text:p>
                  </text:list-item>
                </text:list>
                <text:p/>
              </text:list-item>
              <text:list-item>
                <text:p>Use seu gerenciador de pacotes para instalar as ferramentas necessárias</text:p>
                <text:list>
                  <text:list-item>
                    <text:p>GCC, make, editor de texto (vscode), valgrind</text:p>
                  </text:list-item>
                  <text:list-item>
                    <text:p>Comunique erros caso aconteçam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uild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Processo de transformar uma base de código em software</text:p>
                <text:p/>
              </text:list-item>
              <text:list-item>
                <text:p>Usa um grande conjunto de ferramentas</text:p>
                <text:p/>
              </text:list-item>
              <text:list-item>
                <text:p>Pode ficar bem complexo</text:p>
                <text:p/>
              </text:list-item>
              <text:list-item>
                <text:p>Costumava levar dias para alguns proje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istema de Build (Make)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utomatiza os comandos necessários</text:p>
                <text:p/>
              </text:list-item>
              <text:list-item>
                <text:p>Centraliza informações importantes</text:p>
                <text:p/>
              </text:list-item>
              <text:list-item>
                <text:p>Pode ser redistribuído para outros usuários</text:p>
                <text:p/>
              </text:list-item>
              <text:list-item>
                <text:p>Exemplos: Make, Gradle, Scons, Car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Mak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Mais um do Bell Labs em 1976</text:p>
                <text:p/>
              </text:list-item>
              <text:list-item>
                <text:p>Pouco estruturado</text:p>
                <text:p/>
              </text:list-item>
              <text:list-item>
                <text:p>Sistema de <text:span text:style-name="T2">targets</text:span><text:span text:style-name="T3"> e </text:span><text:span text:style-name="T2">dependencies</text:span></text:p>
                <text:p><text:span text:style-name="T3"/></text:p>
              </text:list-item>
              <text:list-item>
                <text:p><text:span text:style-name="T3">Usa apenas o arquivo Makefi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Regras</text:p>
          </draw:text-box>
        </draw:frame>
        <draw:custom-shape draw:style-name="gr2" draw:text-style-name="P3" draw:layer="layout" svg:width="15cm" svg:height="3cm" svg:x="2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item>
                <text:p>Componente básico do Makefile</text:p>
                <text:p><text:span text:style-name="T4">main.o: main.c</text:span></text:p>
                <text:list>
                  <text:list-header>
                    <text:p><text:span text:style-name="T4">gcc -c main.c -o main.o</text:span></text:p>
                  </text:list-header>
                </text:list>
              </text:list-item>
              <text:list-item>
                <text:p><text:span text:style-name="T5">Três componentes:</text:span></text:p>
                <text:list>
                  <text:list-item>
                    <text:p><text:span text:style-name="T6">target</text:span><text:span text:style-name="T7">: main.o</text:span></text:p>
                  </text:list-item>
                  <text:list-item>
                    <text:p><text:span text:style-name="T7">Dependências: main.c</text:span></text:p>
                  </text:list-item>
                  <text:list-item>
                    <text:p><text:span text:style-name="T7">Comando: a compil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obre Regra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Você é livre para definir o que cada regra faz</text:p>
                <text:p/>
              </text:list-item>
              <text:list-item>
                <text:p>Regras não executam se “não precisarem”</text:p>
                <text:p/>
              </text:list-item>
              <text:list-item>
                <text:p>Esperam gerar um arquivo com nome da regra (o target)</text:p>
                <text:p/>
              </text:list-item>
              <text:list-item>
                <text:p>Algumas são convenções: all, clean, ru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Variáveis</text:p>
          </draw:text-box>
        </draw:frame>
        <draw:custom-shape draw:style-name="gr3" draw:text-style-name="P3" draw:layer="layout" svg:width="18cm" svg:height="3cm" svg:x="2cm" svg:y="5.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Pra não ter que escrever coisas várias vezes</text:p>
              </text:list-item>
              <text:list-item>
                <text:p>Sintaxe semelhante ao Bash</text:p>
                <text:p text:style-name="P4"><text:span text:style-name="T4">CFLAGS = -std=c99 -Wall -Wextra -O2</text:span></text:p>
                <text:p text:style-name="P5"><text:span text:style-name="T4">gcc -c $(CFLAGS) main.c -o main.o</text:span></text:p>
                <text:p text:style-name="P5"><text:span text:style-name="T5"/></text:p>
              </text:list-item>
              <text:list-item>
                <text:p text:style-name="P5"><text:span text:style-name="T5">Sem aspas, espaço no “=”</text:span></text:p>
              </text:list-item>
              <text:list-item>
                <text:p text:style-name="P5"><text:span text:style-name="T5">Apenas textua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Variáveis 2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Podem ser usadas pra reduzir esforço</text:p>
                <text:list>
                  <text:list-item>
                    <text:p>Mudando compilador, flags, em todas as regras</text:p>
                  </text:list-item>
                </text:list>
                <text:p/>
              </text:list-item>
              <text:list-item>
                <text:p>Centralizam decisões do Makefile (reduzindo erros)</text:p>
                <text:p/>
              </text:list-item>
              <text:list-item>
                <text:p>Varíaveis automáticas tem valores especiais</text:p>
                <text:list>
                  <text:list-item>
                    <text:p>$^: dependencias</text:p>
                  </text:list-item>
                  <text:list-item>
                    <text:p>$@: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 presentation:use-footer-name="ftr1" presentation:use-date-time-name="dtd1">
        <draw:frame presentation:style-name="pr7" draw:layer="layout" svg:width="26cm" svg:height="1.328cm" svg:x="1cm" svg:y="0.5cm" presentation:class="title" presentation:user-transformed="true">
          <draw:text-box>
            <text:p>Pattern Matching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Podem ser usados pra criar regras genéricas</text:p>
                <text:list>
                  <text:list-item>
                    <text:p>Evita ter que criar uma regra pra cada arquivo</text:p>
                  </text:list-item>
                </text:list>
                <text:p/>
                <text:p><text:span text:style-name="T4">%.o: %.c</text:span></text:p>
              </text:list-item>
              <text:list-item>
                <text:p><text:span text:style-name="T5">Executa para todo arquivo terminando em .c, gerando um .o</text:span></text:p>
              </text:list-item>
              <text:list-item>
                <text:p><text:span text:style-name="T5">Pode usar as variáveis automáticas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 presentation:use-footer-name="ftr1" presentation:use-date-time-name="dtd1">
        <draw:frame presentation:style-name="pr3" draw:layer="layout" svg:width="26cm" svg:height="1.328cm" svg:x="1cm" svg:y="0.5cm" presentation:class="title">
          <draw:text-box>
            <text:p>Alguns detalhe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Regra .PHONY</text:p>
                <text:list>
                  <text:list-item>
                    <text:p>Define que nome da regra não remete a um arquivo</text:p>
                  </text:list-item>
                  <text:list-item>
                    <text:p>Útil para: all, clean, run, teste</text:p>
                  </text:list-item>
                </text:list>
                <text:p/>
              </text:list-item>
              <text:list-item>
                <text:p>Existem comandos em make</text:p>
                <text:list>
                  <text:list-item>
                    <text:p>patsubst faz pattern matching pra inserir prefixos/sufixos</text:p>
                  </text:list-item>
                  <text:list-item>
                    <text:p>sort ordena uma lis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3T0" presentation:use-footer-name="ftr1" presentation:use-date-time-name="dtd1">
        <draw:frame presentation:style-name="pr3" draw:layer="layout" svg:width="26cm" svg:height="1.328cm" svg:x="1cm" svg:y="0.5cm" presentation:class="title">
          <draw:text-box>
            <text:p>Demonstração</text:p>
          </draw:text-box>
        </draw:frame>
        <draw:frame presentation:style-name="pr9" draw:text-style-name="P1" draw:layer="layout" svg:width="26cm" svg:height="10cm" svg:x="1cm" svg:y="3cm" presentation:class="subtitle">
          <draw:text-box>
            <text:p>Vai dar certo, confia!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_5f_" presentation:presentation-page-layout-name="AL2T1" presentation:use-footer-name="ftr1" presentation:use-date-time-name="dtd1">
        <draw:frame presentation:style-name="pr10" draw:text-style-name="P2" draw:layer="layout" svg:width="26cm" svg:height="1.328cm" svg:x="1cm" svg:y="0.5cm" presentation:class="title">
          <draw:text-box>
            <text:p text:style-name="P2">Depois disso: Exercício</text:p>
          </draw:text-box>
        </draw:frame>
        <draw:frame presentation:style-name="pr11" draw:layer="layout" svg:width="26cm" svg:height="10cm" svg:x="1cm" svg:y="3cm" presentation:class="outline">
          <draw:text-box>
            <text:list text:style-name="L2">
              <text:list-item>
                <text:p>Se você usa Windows</text:p>
                <text:list>
                  <text:list-item>
                    <text:p>Instale o WSL2 de acordo com o vídeo publicado</text:p>
                  </text:list-item>
                  <text:list-item>
                    <text:p>A partir daí, você pode “fingir” que usa Ubuntu</text:p>
                  </text:list-item>
                </text:list>
                <text:p/>
              </text:list-item>
              <text:list-item>
                <text:p>Use seu gerenciador de pacotes para instalar as ferramentas necessárias</text:p>
                <text:list>
                  <text:list-item>
                    <text:p>GCC, make, editor de texto (vscode), valgrind</text:p>
                  </text:list-item>
                  <text:list-item>
                    <text:p>Comunique erros caso aconteçam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weight-asian="bold" style:font-size-complex="18pt" style:font-weight-complex="bold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solid" draw:fill-color="#729fcf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fill="solid" draw:fill-color="#729fcf" draw:textarea-vertical-align="middle" fo:min-height="2cm" fo:min-width="27.991cm" loext:decorative="false"/>
    </style:style>
    <style:style style:name="Mgr5" style:family="graphic" style:parent-style-name="Accent_20_1">
      <style:graphic-properties draw:fill="solid" draw:fill-color="#729fcf"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729fcf" draw:fill="solid" draw:fill-color="#729fcf" draw:gradient-step-count="64" loext:fill-use-slide-background="false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gr7" style:family="graphic" style:parent-style-name="Accent_20_1">
      <style:graphic-properties draw:fill="solid" draw:fill-color="#729fcf" draw:textarea-vertical-align="middle" fo:min-height="1.75cm" fo:min-width="27.491cm" loext:decorative="false"/>
    </style:style>
    <style:style style:name="Mgr8" style:family="graphic" style:parent-style-name="Accent_20_1">
      <style:graphic-properties draw:fill="solid" draw:fill-color="#729fcf" draw:textarea-vertical-align="middle" fo:min-height="1.504cm" fo:min-width="27.491cm" loext:decorative="false"/>
    </style:style>
    <style:style style:name="Mpr1" style:family="presentation" style:parent-style-name="Blue_5f_Curve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Blue_5f_Curve-outline1">
      <style:graphic-properties fo:min-height="9.13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lue_5f_Curve1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Blue_5f_Curve1-outline1">
      <style:graphic-properties fo:min-height="9.135cm" loext:decorative="false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Blue_5f_Curve_5f_-title">
      <style:graphic-properties draw:auto-grow-height="false" fo:min-height="2.63cm" loext:decorative="false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3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Blue_5f_Curve1_5f_-title">
      <style:graphic-properties draw:auto-grow-height="false" fo:min-height="2.63cm" loext:decorative="false"/>
      <style:paragraph-properties style:writing-mode="lr-tb"/>
    </style:style>
    <style:style style:name="Mpr16" style:family="presentation" style:parent-style-name="Blue_5f_Curve1_5f_-outline1">
      <style:graphic-properties fo:min-height="9.135cm" loext:decorative="false"/>
      <style:paragraph-properties style:writing-mode="lr-tb"/>
    </style:style>
    <style:style style:name="Mpr1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29fcf" draw:gradient-step-count="64" draw:opacity="100%"/>
      <style:paragraph-properties fo:text-align="center"/>
    </style:style>
    <style:style style:name="MP6" style:family="paragraph">
      <style:paragraph-properties fo:text-align="center"/>
      <style:text-properties fo:color="#000000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000000" loext:opacity="100%" fo:font-size="14pt" style:font-size-asian="14pt" style:font-size-complex="14pt"/>
    </style:style>
    <style:style style:name="MP8" style:family="paragraph"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12" style:family="paragraph">
      <loext:graphic-properties draw:fill="solid" draw:fill-color="#729fcf"/>
      <style:paragraph-properties fo:text-align="center"/>
    </style:style>
    <style:style style:name="MP13" style:family="paragraph"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MP14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6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style style:name="MT3" style:family="text">
      <style:text-properties fo:color="#000000" loext:opacity="100%"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Mpr2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9" draw:layer="backgroundobjects" svg:width="6.5cm" svg:height="1cm" svg:x="20.5cm" svg:y="14.5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Mpr3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Mpr7" draw:layer="backgroundobjects" svg:width="26cm" svg:height="10cm" svg:x="1cm" svg:y="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9cm" svg:height="1cm" svg:x="9.5cm" svg:y="14.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5" draw:layer="backgroundobjects" svg:width="6.5cm" svg:height="1cm" svg:x="20.5cm" svg:y="14.5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Mpr8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2" draw:text-style-name="MP15" draw:layer="backgroundobjects" svg:width="6.5cm" svg:height="1cm" svg:x="20.5cm" svg:y="14.5cm" presentation:class="page-number">
        <draw:text-box>
          <text:p text:style-name="MP16"><text:span text:style-name="MT2"><text:page-number>&lt;number&gt;</text:page-number></text:span></text:p>
        </draw:text-box>
      </draw:frame>
      <draw:frame presentation:style-name="Mpr12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2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15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Mpr16" draw:layer="backgroundobjects" svg:width="26cm" svg:height="10cm" svg:x="1cm" svg:y="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7" draw:layer="backgroundobjects" svg:width="9cm" svg:height="1cm" svg:x="9.5cm" svg:y="14.5cm" presentation:class="footer">
        <draw:text-box>
          <text:p text:style-name="MP13"><text:span text:style-name="MT2"><presentation:footer/></text:span></text:p>
        </draw:text-box>
      </draw:frame>
      <draw:frame presentation:style-name="Mpr17" draw:text-style-name="MP15" draw:layer="backgroundobjects" svg:width="6.5cm" svg:height="1cm" svg:x="20.5cm" svg:y="14.5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Mpr17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3:06:59.087887124</meta:creation-date>
    <meta:editing-duration>PT5H22M7S</meta:editing-duration>
    <meta:editing-cycles>4</meta:editing-cycles>
    <meta:generator>LibreOffice/7.6.4.1$Linux_X86_64 LibreOffice_project/60$Build-1</meta:generator>
    <dc:title>CPrepED</dc:title>
    <dc:date>2024-01-31T18:42:16.075803187</dc:date>
    <meta:print-date>2024-01-31T18:20:17.620985564</meta:print-date>
    <meta:printed-by>PDF files</meta:printed-by>
    <meta:document-statistic meta:object-count="113"/>
  </office:meta>
</office:document-meta>
</file>